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a211" officeooo:paragraph-rsid="001fa211"/>
    </style:style>
    <style:style style:name="P2" style:family="paragraph" style:parent-style-name="Standard">
      <style:text-properties fo:font-weight="bold" officeooo:rsid="001fa211" officeooo:paragraph-rsid="001fa211" style:font-weight-asian="bold" style:font-weight-complex="bold"/>
    </style:style>
    <style:style style:name="P3" style:family="paragraph" style:parent-style-name="Standard">
      <style:text-properties officeooo:rsid="002167c8" officeooo:paragraph-rsid="002167c8"/>
    </style:style>
    <style:style style:name="P4" style:family="paragraph" style:parent-style-name="Standard">
      <style:text-properties officeooo:paragraph-rsid="002167c8"/>
    </style:style>
    <style:style style:name="P5" style:family="paragraph" style:parent-style-name="Standard" style:list-style-name="L1">
      <style:text-properties officeooo:paragraph-rsid="002167c8"/>
    </style:style>
    <style:style style:name="P6" style:family="paragraph" style:parent-style-name="Standard" style:list-style-name="L2">
      <style:text-properties officeooo:paragraph-rsid="002167c8"/>
    </style:style>
    <style:style style:name="P7" style:family="paragraph" style:parent-style-name="Standard">
      <style:text-properties officeooo:rsid="0023a454" officeooo:paragraph-rsid="0023a454"/>
    </style:style>
    <style:style style:name="T1" style:family="text">
      <style:text-properties officeooo:rsid="002167c8"/>
    </style:style>
    <style:style style:name="T2" style:family="text">
      <style:text-properties officeooo:rsid="002305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Žádost o uplatnění opatření proti nečinnosti</text:p>
      <text:p text:style-name="P2"/>
      <text:p text:style-name="P1">Vážení,</text:p>
      <text:p text:style-name="P1"/>
      <text:p text:style-name="P1">podle § 80 odst. 3 zákona č. 500/2004 Sb., správního řádu, ve znění pozdějších předpisů (dále</text:p>
      <text:p text:style-name="P1">jen „SpŘ“) podávám žádost o uplatnění opatření proti nečinnosti.</text:p>
      <text:p text:style-name="P1"/>
      <text:p text:style-name="P3">Dne 10. února 2015 jsem podal žádost o informace na městskou část Praha 1, kde jsem žádal následující informace:</text:p>
      <text:p text:style-name="P3"/>
      <text:p text:style-name="P3">1. seznam adres nemovitostí, které jsou svěřeny vaší městské části Statutem hl. m. Prahy a ve</text:p>
      <text:p text:style-name="P3">kterých se nacházejí byty určené k pronájmu (v minimálním rozsahu: ulice, číslo</text:p>
      <text:p text:style-name="P3">popisné/číslo orientační, parcelní číslo, městská část),</text:p>
      <text:list xml:id="list4342412871148938497" text:style-name="L1">
        <text:list-item>
          <text:p text:style-name="P5"><text:span text:style-name="T1">u každého domu seznam bytů ve správě vaší městské části a plochu jednotlivých bytů,</text:span></text:p>
        </text:list-item>
        <text:list-item>
          <text:p text:style-name="P5"><text:span text:style-name="T1">u každého domu, resp. bytu, název správcovské společnosti spravující tento dům, resp. byt (pokud je spravován správcovskou společností),</text:span></text:p>
        </text:list-item>
        <text:list-item>
          <text:p text:style-name="P5"><text:span text:style-name="T1">u každého bytu údaj, zda je tento byt v současnosti pronajímán,</text:span></text:p>
        </text:list-item>
        <text:list-item>
          <text:p text:style-name="P5"><text:span text:style-name="T1">u bytů, které jsou pronajímány, výši nájmu za metr čtvereční, jméno (popř. název) nájemce, dobu nájmu,</text:span></text:p>
        </text:list-item>
      </text:list>
      <text:p text:style-name="P3"/>
      <text:p text:style-name="P3">2. seznam adres nemovitostí, které jsou svěřeny vaší městské části Statutem hl. m. Prahy a</text:p>
      <text:p text:style-name="P3">které jsou určeny k pronájmu (v minimálním rozsahu: ulice, číslo popisné/číslo orientační,</text:p>
      <text:p text:style-name="P3">parcelní číslo, městská část),</text:p>
      <text:list xml:id="list7227850070832135268" text:style-name="L2">
        <text:list-item>
          <text:p text:style-name="P6"><text:span text:style-name="T1">u každé nemovitosti seznam nebytových jednotek a plochu jednotlivých jednotek,</text:span></text:p>
        </text:list-item>
        <text:list-item>
          <text:p text:style-name="P6"><text:span text:style-name="T1">u každé nemovitosti, popř. nebytové jednotky, název správcovské společnosti spravující tuto nemovitost, popř. jednotku (pokud je spravována správcovskou společností),</text:span></text:p>
        </text:list-item>
        <text:list-item>
          <text:p text:style-name="P6"><text:span text:style-name="T1">u každé nebytové jednotky údaj, zda je tato jednotka v současnosti pronajímána,</text:span></text:p>
        </text:list-item>
        <text:list-item>
          <text:p text:style-name="P6"><text:span text:style-name="T1">u jednotek, které jsou pronajímány, výši nájmu za metr čtvereční, jméno (popř. Název) nájemce, dobu nájmu.</text:span></text:p>
        </text:list-item>
      </text:list>
      <text:p text:style-name="P4"/>
      <text:p text:style-name="P3">Dne 23. února 2015 mě městská část Praha 1 požádala o úhradu nákladů ve výši 116 960 Kč. Proti výši úhrady jsem dne 17. března 2015 podal stížnost <text:span text:style-name="T2">s odůvodněním</text:span>, <text:span text:style-name="T2">že mnou žádané informace by měl každý řádný hospodář mít </text:span>. Tato stížnost nicméně nebyla vyřízena dle zákona o svobodném přístupu k informacím, protože namísto předání nadřízenému orgánu jsem dne 24. března 2015 dostal „odpověď na stížnost“ od MČ Praha 1. <text:span text:style-name="T2">Žádám proto hl. m. Prahu jakožto nadřízený orgán, aby dle § 80 odst. 4 písm. a) přikázal nečinnému správnímu orgánu, aby zjednal nápravu a předal mou stížnost nadřízenému orgánu.</text:span></text:p>
      <text:p text:style-name="P3"/>
      <text:p text:style-name="P7">Děkuji za vyřízení.</text:p>
      <text:p text:style-name="P7"/>
      <text:p text:style-name="P7">Adam Zábranský</text:p>
      <text:p text:style-name="P7">nar. 28.12.1993</text:p>
      <text:p text:style-name="P7">bytem Zbynická 6, Praha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2:12:41.932000000</meta:creation-date>
    <dc:date>2015-05-20T12:58:46.631000000</dc:date>
    <meta:editing-duration>PT30M27S</meta:editing-duration>
    <meta:editing-cycles>4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24" meta:word-count="352" meta:character-count="2248" meta:non-whitespace-character-count="1928"/>
  </office:meta>
</office:document-meta>
</file>